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CC000000A8CF50219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05cm" fo:min-width="0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layer="layout" svg:width="23.447cm" svg:height="15.203cm" svg:x="2.053cm" svg:y="2cm">
          <draw:text-box>
            <text:p>第三章： 位置与坐标</text:p>
            <text:p/>
            <text:p/>
            <text:p>1. 确定位置</text:p>
            <text:p/>
            <text:p><text:tab/>在平面内，确定一个物体的位置一般需要两个数据。</text:p>
            <text:p/>
            <text:p>2. 平面直角坐标系</text:p>
            <text:p/>
            <text:p><text:tab/>在平面内，两条互相垂直且有公共原点的数轴组成平面直角坐标系。水平的数轴称为x轴或横轴。铅直的数轴称为y轴或纵轴。</text:p>
            <text:p/>
            <text:p><text:tab/>在平面直角坐标系中，对于平面上的任意一点，都有唯一的一个有序实数对（即点的坐标）与它对应；反过来，对于任意一个有序实数对，都有平面上唯一一点与它对应。</text:p>
            <text:p/>
            <text:p>3. 轴对称与坐标变化</text:p>
            <text:p/>
            <text:p/>
            <text:p/>
            <text:p/>
          </draw:text-box>
        </draw:frame>
        <draw:frame draw:style-name="gr2" draw:text-style-name="P1" draw:layer="layout" svg:width="18.945cm" svg:height="4.444cm" svg:x="1.641cm" svg:y="14.574cm">
          <draw:image xlink:href="Pictures/10000201000002CC000000A8CF50219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1M51S</meta:editing-duration>
    <meta:editing-cycles>23</meta:editing-cycles>
    <meta:generator>OpenOffice/4.1.15$Win32 OpenOffice.org_project/4115m2$Build-9813</meta:generator>
    <dc:date>2025-11-28T15:28:59.56</dc:date>
    <meta:document-statistic meta:object-count="25"/>
  </office:meta>
</office:document-meta>
</file>